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ff331" officeooo:paragraph-rsid="001ff331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ff331" officeooo:paragraph-rsid="001ff33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f331" officeooo:paragraph-rsid="0021067f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2e1e9" officeooo:paragraph-rsid="0022e1e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46d38" officeooo:paragraph-rsid="00246d3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54e9a" officeooo:paragraph-rsid="00254e9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788a9" officeooo:paragraph-rsid="002788a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9846c" officeooo:paragraph-rsid="0029846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a08d3" officeooo:paragraph-rsid="002a08d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b07ab" officeooo:paragraph-rsid="002b07a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cb23b" officeooo:paragraph-rsid="002cb23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e2c68" officeooo:paragraph-rsid="002e2c6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f1d01" officeooo:paragraph-rsid="002f1d0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2b2e1" officeooo:paragraph-rsid="0032b2e1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41ddd" officeooo:paragraph-rsid="00341dd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5e1a2" officeooo:paragraph-rsid="0035e1a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ff331" officeooo:paragraph-rsid="001ff33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ff331" officeooo:paragraph-rsid="0021067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2e1e9" officeooo:paragraph-rsid="0022e1e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46d38" officeooo:paragraph-rsid="00246d3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07ab" officeooo:paragraph-rsid="002a08d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07ab" officeooo:paragraph-rsid="002b07a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e2c68" officeooo:paragraph-rsid="002e2c6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1d01" officeooo:paragraph-rsid="002f1d0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2b2e1" officeooo:paragraph-rsid="0032b2e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41ddd" officeooo:paragraph-rsid="00341dd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5e1a2" officeooo:paragraph-rsid="0035e1a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6999d" officeooo:paragraph-rsid="0036999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b1a32" officeooo:paragraph-rsid="003b1a3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c26d5" officeooo:paragraph-rsid="003c26d5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067f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</text:p>
      <text:p text:style-name="P6"/>
      <text:p text:style-name="P6">Credential :<text:span text:style-name="T1">ishikav.tagline@gmail.</text:span><text:a xlink:type="simple" xlink:href="mailto:com-Ishika@github2023" text:style-name="Internet_20_link" text:visited-style-name="Visited_20_Internet_20_Link"><text:span text:style-name="T1">com- Ishika@github2023</text:span></text:a></text:p>
      <text:p text:style-name="P7">User name<text:span text:style-name="T1"> :ishika-tagline</text:span></text:p>
      <text:p text:style-name="P2"/>
      <text:p text:style-name="P2">Git <text:s/>verion : <text:span text:style-name="T1"><text:s/>git version</text:span></text:p>
      <text:p text:style-name="P17"/>
      <text:p text:style-name="P3">Git user name &amp; email<text:span text:style-name="T1"> :</text:span></text:p>
      <text:p text:style-name="P18"/>
      <text:p text:style-name="P18"><text:tab/>- tagline@pc-9:~/Documents/sites/rails$ git config --global user.name <text:tab/>"ishika"</text:p>
      <text:p text:style-name="P3"><text:span text:style-name="T1"><text:tab/>-tagline@pc-9:~/Documents/sites/rails$ git config --global user.</text:span><text:span text:style-name="T2">email</text:span><text:span text:style-name="T1"> <text:s/>"</text:span><text:span text:style-name="T2">email</text:span><text:span text:style-name="T1">"</text:span></text:p>
      <text:p text:style-name="P18"/>
      <text:p text:style-name="P4">Git user name:<text:span text:style-name="T1"> $ git config user.name</text:span></text:p>
      <text:p text:style-name="P19"/>
      <text:p text:style-name="P5">list configuration detail:<text:span text:style-name="T1"> $ git config –list</text:span></text:p>
      <text:p text:style-name="P20"/>
      <text:p text:style-name="P8">add all file in stage <text:s/>area:<text:span text:style-name="T1"> git add -a</text:span></text:p>
      <text:p text:style-name="P20"><text:s/></text:p>
      <text:p text:style-name="P9">commit file:<text:span text:style-name="T1"> git commit -m “messge here”</text:span></text:p>
      <text:p text:style-name="P21"/>
      <text:p text:style-name="P10">list log:<text:span text:style-name="T1"> git log</text:span></text:p>
      <text:p text:style-name="P22"/>
      <text:p text:style-name="P11">add specific file in stage area:<text:span text:style-name="T1"> get add “fil name”</text:span></text:p>
      <text:p text:style-name="P23"/>
      <text:p text:style-name="P12">delete repository:<text:span text:style-name="T1"> rm -rf .git</text:span></text:p>
      <text:p text:style-name="P23"/>
      <text:p text:style-name="P12">clone repository:<text:span text:style-name="T1"> git clone “url”</text:span></text:p>
      <text:p text:style-name="P23"/>
      <text:p text:style-name="P13">diff current between stage: <text:span text:style-name="T1">git diff</text:span></text:p>
      <text:p text:style-name="P24"/>
      <text:p text:style-name="P14">delete file:<text:span text:style-name="T1"> git rm data.txt</text:span></text:p>
      <text:p text:style-name="P25"/>
      <text:p text:style-name="P15">rename file:<text:span text:style-name="T1"> git mv first.txt first_rename.txt</text:span></text:p>
      <text:p text:style-name="P26"/>
      <text:p text:style-name="P16">untracked file:<text:span text:style-name="T1"> git rm –cached db.accdb</text:span></text:p>
      <text:p text:style-name="P27"/>
      <text:p text:style-name="P28">personal_token : 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</text:p>
      <text:p text:style-name="P28"/>
      <text:p text:style-name="P29"><text:span text:style-name="T3">change repository <text:s/>Url:</text:span> git remote set-url origin <text:s/><text:a xlink:type="simple" xlink:href="mailto:git@github.com" text:style-name="Internet_20_link" text:visited-style-name="Visited_20_Internet_20_Link">git@github.com</text:a>:ishika-tagline/Git-Demo.git<text:tab/></text:p>
      <text:p text:style-name="P30"/>
      <text:p text:style-name="P30"><text:span text:style-name="T3">add repository Url:</text:span> git remote add <text:s/>demo git@github.com:ishika-tagline/demo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37:14.543021840</meta:creation-date>
    <dc:date>2023-01-23T09:58:55.631719222</dc:date>
    <meta:editing-duration>PT5H48M6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29" meta:character-count="1017" meta:non-whitespace-character-count="900"/>
  </office:meta>
</office:document-meta>
</file>